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1508in" svg:y="0.0394in">
            <draw:object draw:notify-on-update-of-ranges="Sheet1.A1:Sheet1.A1 Sheet1.A2:Sheet1.A11 Sheet1.B1:Sheet1.B1 Sheet1.B2:Sheet1.B11 Sheet1.C1:Sheet1.C1 Sheet1.C2:Sheet1.C11 Sheet1.D1:Sheet1.D1 Sheet1.D2:Sheet1.D11 Sheet1.E1:Sheet1.E1 Sheet1.E2:Sheet1.E11 Sheet1.F1:Sheet1.F1 Sheet1.F2:Sheet1.F11 Sheet1.G1:Sheet1.G1 Sheet1.G2:Sheet1.G11 Sheet1.H1:Sheet1.H1 Sheet1.H2:Sheet1.H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Bubble</text:p>
          </table:table-cell>
          <table:table-cell office:value-type="string" calcext:value-type="string">
            <text:p>Shak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quick</text:p>
          </table:table-cell>
          <table:table-cell office:value-type="string" calcext:value-type="string">
            <text:p>Hash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3.58496250072" calcext:value-type="float">
            <text:p>3.5849625007</text:p>
          </table:table-cell>
          <table:table-cell office:value-type="float" office:value="4.08746284125" calcext:value-type="float">
            <text:p>4.08746284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80735492206" calcext:value-type="float">
            <text:p>3.8073549221</text:p>
          </table:table-cell>
          <table:table-cell office:value-type="float" office:value="4.08746284125" calcext:value-type="float">
            <text:p>4.08746284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.88264304936" calcext:value-type="float">
            <text:p>5.8826430494</text:p>
          </table:table-cell>
          <table:table-cell office:value-type="float" office:value="5.72792045456" calcext:value-type="float">
            <text:p>5.727920454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04439411936" calcext:value-type="float">
            <text:p>5.044394119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number-columns-repeated="2" office:value-type="float" office:value="7.76155123244" calcext:value-type="float">
            <text:p>7.76155123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.37503943135" calcext:value-type="float">
            <text:p>6.3750394314</text:p>
          </table:table-cell>
          <table:table-cell office:value-type="float" office:value="6.40939093614" calcext:value-type="float">
            <text:p>6.40939093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.92184093707" calcext:value-type="float">
            <text:p>9.9218409371</text:p>
          </table:table-cell>
          <table:table-cell office:value-type="float" office:value="9.99576715088" calcext:value-type="float">
            <text:p>9.995767150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.29462074889" calcext:value-type="float">
            <text:p>7.2946207489</text:p>
          </table:table-cell>
          <table:table-cell office:value-type="float" office:value="7.67948009951" calcext:value-type="float">
            <text:p>7.67948009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2.0028150156" calcext:value-type="float">
            <text:p>12.0028150156</text:p>
          </table:table-cell>
          <table:table-cell office:value-type="float" office:value="11.950920352" calcext:value-type="float">
            <text:p>11.95092035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.65821148275" calcext:value-type="float">
            <text:p>8.6582114828</text:p>
          </table:table-cell>
          <table:table-cell office:value-type="float" office:value="8.77807712954" calcext:value-type="float">
            <text:p>8.77807712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3.9751314569" calcext:value-type="float">
            <text:p>13.9751314569</text:p>
          </table:table-cell>
          <table:table-cell office:value-type="float" office:value="13.9306449489" calcext:value-type="float">
            <text:p>13.930644948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.7507069862" calcext:value-type="float">
            <text:p>10.7507069862</text:p>
          </table:table-cell>
          <table:table-cell office:value-type="float" office:value="10.3520434258" calcext:value-type="float">
            <text:p>10.35204342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5.939349643" calcext:value-type="float">
            <text:p>15.939349643</text:p>
          </table:table-cell>
          <table:table-cell office:value-type="float" office:value="15.9867975482" calcext:value-type="float">
            <text:p>15.986797548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.3602984266" calcext:value-type="float">
            <text:p>11.3602984266</text:p>
          </table:table-cell>
          <table:table-cell office:value-type="float" office:value="11.5299185281" calcext:value-type="float">
            <text:p>11.52991852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7.9783808911" calcext:value-type="float">
            <text:p>17.9783808911</text:p>
          </table:table-cell>
          <table:table-cell office:value-type="float" office:value="18.0218204128" calcext:value-type="float">
            <text:p>18.021820412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.3695973463" calcext:value-type="float">
            <text:p>12.3695973463</text:p>
          </table:table-cell>
          <table:table-cell office:value-type="float" office:value="12.5350323145" calcext:value-type="float">
            <text:p>12.53503231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9.9748024703" calcext:value-type="float">
            <text:p>19.9748024703</text:p>
          </table:table-cell>
          <table:table-cell office:value-type="float" office:value="20.0067465586" calcext:value-type="float">
            <text:p>20.006746558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.8426449814" calcext:value-type="float">
            <text:p>13.8426449814</text:p>
          </table:table-cell>
          <table:table-cell office:value-type="float" office:value="13.823168179" calcext:value-type="float">
            <text:p>13.8231681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2.0020763994" calcext:value-type="float">
            <text:p>22.0020763994</text:p>
          </table:table-cell>
          <table:table-cell office:value-type="float" office:value="22.002081208" calcext:value-type="float">
            <text:p>22.00208120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.6759570329" calcext:value-type="float">
            <text:p>14.6759570329</text:p>
          </table:table-cell>
          <table:table-cell office:value-type="float" office:value="15.0646164729" calcext:value-type="float">
            <text:p>15.0646164729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3:45:02.342845199</meta:creation-date>
    <dc:date>2016-10-17T13:46:31.888484238</dc:date>
    <meta:editing-duration>P0D</meta:editing-duration>
    <meta:editing-cycles>1</meta:editing-cycles>
    <meta:document-statistic meta:table-count="1" meta:cell-count="7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Random Swaps</text:p>
        </chart:title>
        <chart:legend chart:legend-position="end" svg:x="13.227cm" svg:y="2.707cm" style:legend-expansion="high" chart:style-name="ch3"/>
        <chart:plot-area chart:style-name="ch4" table:cell-range-address="Sheet1.A1:Sheet1.H11" chart:data-source-has-labels="both" svg:x="0.32cm" svg:y="1.301cm" svg:width="12.587cm" svg:height="7.519cm">
          <chartooo:coordinate-region svg:x="0.941cm" svg:y="1.5cm" svg:width="11.966cm" svg:height="6.673cm"/>
          <chart:axis chart:dimension="x" chart:name="primary-x" chart:style-name="ch5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line">
            <chart:data-point chart:repeated="10"/>
          </chart:series>
          <chart:series chart:style-name="ch8" chart:values-cell-range-address="Sheet1.C2:Sheet1.C11" chart:label-cell-address="Sheet1.C1:Sheet1.C1" chart:class="chart:line">
            <chart:data-point chart:repeated="10"/>
          </chart:series>
          <chart:series chart:style-name="ch9" chart:values-cell-range-address="Sheet1.D2:Sheet1.D11" chart:label-cell-address="Sheet1.D1:Sheet1.D1" chart:class="chart:line">
            <chart:data-point chart:repeated="10"/>
          </chart:series>
          <chart:series chart:style-name="ch10" chart:values-cell-range-address="Sheet1.E2:Sheet1.E11" chart:label-cell-address="Sheet1.E1:Sheet1.E1" chart:class="chart:line">
            <chart:data-point chart:repeated="10"/>
          </chart:series>
          <chart:series chart:style-name="ch11" chart:values-cell-range-address="Sheet1.F2:Sheet1.F11" chart:label-cell-address="Sheet1.F1:Sheet1.F1" chart:class="chart:line">
            <chart:data-point chart:repeated="10"/>
          </chart:series>
          <chart:series chart:style-name="ch12" chart:values-cell-range-address="Sheet1.G2:Sheet1.G11" chart:label-cell-address="Sheet1.G1:Sheet1.G1" chart:class="chart:line">
            <chart:data-point chart:repeated="10"/>
          </chart:series>
          <chart:series chart:style-name="ch13" chart:values-cell-range-address="Sheet1.H2:Sheet1.H11" chart:label-cell-address="Sheet1.H1:Sheet1.H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Sheet1.B1:Sheet1.B1</svg:desc>
                </draw:g>
              </table:table-cell>
              <table:table-cell office:value-type="string">
                <text:p>Shaker</text:p>
                <draw:g>
                  <svg:desc>Sheet1.C1:Sheet1.C1</svg:desc>
                </draw:g>
              </table:table-cell>
              <table:table-cell office:value-type="string">
                <text:p>Selection</text:p>
                <draw:g>
                  <svg:desc>Sheet1.D1:Sheet1.D1</svg:desc>
                </draw:g>
              </table:table-cell>
              <table:table-cell office:value-type="string">
                <text:p>Merge</text:p>
                <draw:g>
                  <svg:desc>Sheet1.E1:Sheet1.E1</svg:desc>
                </draw:g>
              </table:table-cell>
              <table:table-cell office:value-type="string">
                <text:p>Quick</text:p>
                <draw:g>
                  <svg:desc>Sheet1.F1:Sheet1.F1</svg:desc>
                </draw:g>
              </table:table-cell>
              <table:table-cell office:value-type="string">
                <text:p>Mquick</text:p>
                <draw:g>
                  <svg:desc>Sheet1.G1:Sheet1.G1</svg:desc>
                </draw:g>
              </table:table-cell>
              <table:table-cell office:value-type="string">
                <text:p>Hash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ze</text:p>
                <draw:g>
                  <svg:desc>Sheet1.A2:Sheet1.A11</svg:desc>
                </draw:g>
              </table:table-cell>
              <table:table-cell office:value-type="float" office:value="3.58496250072">
                <text:p>3.58496250072</text:p>
                <draw:g>
                  <svg:desc>Sheet1.B2:Sheet1.B11</svg:desc>
                </draw:g>
              </table:table-cell>
              <table:table-cell office:value-type="float" office:value="4.08746284125">
                <text:p>4.08746284125</text:p>
                <draw:g>
                  <svg:desc>Sheet1.C2:Sheet1.C11</svg:desc>
                </draw:g>
              </table:table-cell>
              <table:table-cell office:value-type="float" office:value="3">
                <text:p>3</text:p>
                <draw:g>
                  <svg:desc>Sheet1.D2:Sheet1.D11</svg:desc>
                </draw:g>
              </table:table-cell>
              <table:table-cell office:value-type="float" office:value="3">
                <text:p>3</text:p>
                <draw:g>
                  <svg:desc>Sheet1.E2:Sheet1.E11</svg:desc>
                </draw:g>
              </table:table-cell>
              <table:table-cell office:value-type="float" office:value="3.80735492206">
                <text:p>3.80735492206</text:p>
                <draw:g>
                  <svg:desc>Sheet1.F2:Sheet1.F11</svg:desc>
                </draw:g>
              </table:table-cell>
              <table:table-cell office:value-type="float" office:value="4.08746284125">
                <text:p>4.08746284125</text:p>
                <draw:g>
                  <svg:desc>Sheet1.G2:Sheet1.G11</svg:desc>
                </draw:g>
              </table:table-cell>
              <table:table-cell office:value-type="float" office:value="3">
                <text:p>3</text:p>
                <draw:g>
                  <svg:desc>Sheet1.H2:Sheet1.H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8264304936">
                <text:p>5.88264304936</text:p>
              </table:table-cell>
              <table:table-cell office:value-type="float" office:value="5.72792045456">
                <text:p>5.7279204545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04439411936">
                <text:p>5.0443941193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6155123244">
                <text:p>7.76155123244</text:p>
              </table:table-cell>
              <table:table-cell office:value-type="float" office:value="7.76155123244">
                <text:p>7.7615512324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37503943135">
                <text:p>6.37503943135</text:p>
              </table:table-cell>
              <table:table-cell office:value-type="float" office:value="6.40939093614">
                <text:p>6.409390936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2184093707">
                <text:p>9.92184093707</text:p>
              </table:table-cell>
              <table:table-cell office:value-type="float" office:value="9.99576715088">
                <text:p>9.9957671508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29462074889">
                <text:p>7.29462074889</text:p>
              </table:table-cell>
              <table:table-cell office:value-type="float" office:value="7.67948009951">
                <text:p>7.679480099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028150156">
                <text:p>12.0028150156</text:p>
              </table:table-cell>
              <table:table-cell office:value-type="float" office:value="11.950920352">
                <text:p>11.95092035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65821148275">
                <text:p>8.65821148275</text:p>
              </table:table-cell>
              <table:table-cell office:value-type="float" office:value="8.77807712954">
                <text:p>8.778077129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751314569">
                <text:p>13.9751314569</text:p>
              </table:table-cell>
              <table:table-cell office:value-type="float" office:value="13.9306449489">
                <text:p>13.930644948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7507069862">
                <text:p>10.7507069862</text:p>
              </table:table-cell>
              <table:table-cell office:value-type="float" office:value="10.3520434258">
                <text:p>10.35204342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39349643">
                <text:p>15.939349643</text:p>
              </table:table-cell>
              <table:table-cell office:value-type="float" office:value="15.9867975482">
                <text:p>15.986797548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3602984266">
                <text:p>11.3602984266</text:p>
              </table:table-cell>
              <table:table-cell office:value-type="float" office:value="11.5299185281">
                <text:p>11.52991852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783808911">
                <text:p>17.9783808911</text:p>
              </table:table-cell>
              <table:table-cell office:value-type="float" office:value="18.0218204128">
                <text:p>18.021820412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.3695973463">
                <text:p>12.3695973463</text:p>
              </table:table-cell>
              <table:table-cell office:value-type="float" office:value="12.5350323145">
                <text:p>12.5350323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748024703">
                <text:p>19.9748024703</text:p>
              </table:table-cell>
              <table:table-cell office:value-type="float" office:value="20.0067465586">
                <text:p>20.006746558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.8426449814">
                <text:p>13.8426449814</text:p>
              </table:table-cell>
              <table:table-cell office:value-type="float" office:value="13.823168179">
                <text:p>13.8231681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0020763994">
                <text:p>22.0020763994</text:p>
              </table:table-cell>
              <table:table-cell office:value-type="float" office:value="22.002081208">
                <text:p>22.00208120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.6759570329">
                <text:p>14.6759570329</text:p>
              </table:table-cell>
              <table:table-cell office:value-type="float" office:value="15.0646164729">
                <text:p>15.0646164729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